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sledek</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klepnutí nebo klepnutí pravým tlačítkem v závislosti na nastavení počítače</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Proč je používáme?<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Proč je používáme?<text:bookmark-end text:name="__RefHeading__46954_116595067"/></text:h>
      <text:p text:style-name="Text_20_body">A style is a set of formats that you can apply to selected elements in a document to quickly change their appearance. Použití stylu často znamená, že použijeme sadu formátování najednou.</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Tisk</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Následujícím způsobem můžeme také resetovat výchozí šablonu :</text:p>
      <text:list xml:id="list73832070333099" text:continue-list="list39198850" text:style-name="Numbering_20_1">
        <text:list-item text:start-value="1">
          <text:p text:style-name="Numbering_20_1">Jdeme do dialogového okna Šablony a otevřeme kategorii obsahující šablonu, kterou jsme nastavili jako výchozí. Je označena zelenou značkou zaškrtnutí.</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e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Vybraná šablona se přesune do složky. Můžeme také vytvořit novou kategorii a šablonu do ní přesunout.</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ování šablony ji neodstraní z dialogového okna Šablony. Akce umístí kopii šablony do uvedeného mís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